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Karla" svg:font-family="Karla,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7cm" table:align="left"/>
    </style:style>
    <style:style style:name="Tableau2.A" style:family="table-column">
      <style:table-column-properties style:column-width="17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P1" style:family="paragraph" style:parent-style-name="Standard">
      <style:text-properties officeooo:rsid="000690b0" officeooo:paragraph-rsid="000690b0"/>
    </style:style>
    <style:style style:name="P2" style:family="paragraph" style:parent-style-name="Standard">
      <style:text-properties officeooo:rsid="000690b0" officeooo:paragraph-rsid="001b4533"/>
    </style:style>
    <style:style style:name="P3" style:family="paragraph" style:parent-style-name="Standard">
      <style:text-properties officeooo:rsid="00088815" officeooo:paragraph-rsid="00088815"/>
    </style:style>
    <style:style style:name="P4" style:family="paragraph" style:parent-style-name="Standard">
      <style:text-properties fo:font-weight="bold" officeooo:rsid="000690b0" officeooo:paragraph-rsid="000690b0" style:font-weight-asian="bold" style:font-weight-complex="bold"/>
    </style:style>
    <style:style style:name="P5" style:family="paragraph" style:parent-style-name="Standard">
      <style:text-properties fo:font-weight="bold" officeooo:rsid="0073f4b2" officeooo:paragraph-rsid="0072cc2d" style:font-weight-asian="bold" style:font-weight-complex="bold"/>
    </style:style>
    <style:style style:name="P6" style:family="paragraph" style:parent-style-name="Standard">
      <style:text-properties officeooo:rsid="000bc1b2" officeooo:paragraph-rsid="000bc1b2"/>
    </style:style>
    <style:style style:name="P7" style:family="paragraph" style:parent-style-name="Standard">
      <style:text-properties officeooo:rsid="00124371" officeooo:paragraph-rsid="00124371"/>
    </style:style>
    <style:style style:name="P8" style:family="paragraph" style:parent-style-name="Standard">
      <style:text-properties officeooo:rsid="00177f61" officeooo:paragraph-rsid="00177f61"/>
    </style:style>
    <style:style style:name="P9" style:family="paragraph" style:parent-style-name="Standard">
      <style:text-properties officeooo:rsid="001d8503" officeooo:paragraph-rsid="001d8503"/>
    </style:style>
    <style:style style:name="P10" style:family="paragraph" style:parent-style-name="Standard">
      <style:text-properties style:text-underline-style="solid" style:text-underline-width="auto" style:text-underline-color="font-color" officeooo:rsid="001ebabc" officeooo:paragraph-rsid="001ebabc"/>
    </style:style>
    <style:style style:name="P11" style:family="paragraph" style:parent-style-name="Standard">
      <style:text-properties officeooo:rsid="00264acb" officeooo:paragraph-rsid="00264acb"/>
    </style:style>
    <style:style style:name="P12" style:family="paragraph" style:parent-style-name="Standard">
      <style:text-properties officeooo:rsid="001b4533" officeooo:paragraph-rsid="001b4533"/>
    </style:style>
    <style:style style:name="P13" style:family="paragraph" style:parent-style-name="Standard">
      <style:text-properties officeooo:rsid="00140664" officeooo:paragraph-rsid="00140664"/>
    </style:style>
    <style:style style:name="P14" style:family="paragraph" style:parent-style-name="Standard">
      <style:text-properties officeooo:rsid="0029267e" officeooo:paragraph-rsid="0029267e"/>
    </style:style>
    <style:style style:name="P15" style:family="paragraph" style:parent-style-name="Standard">
      <style:text-properties officeooo:rsid="002bb79f" officeooo:paragraph-rsid="002bb79f"/>
    </style:style>
    <style:style style:name="P16" style:family="paragraph" style:parent-style-name="Standard">
      <style:text-properties officeooo:rsid="002cb5d2" officeooo:paragraph-rsid="002cb5d2"/>
    </style:style>
    <style:style style:name="P17" style:family="paragraph" style:parent-style-name="Standard">
      <style:text-properties fo:font-style="normal" fo:font-weight="normal" officeooo:rsid="002ee950" officeooo:paragraph-rsid="002ee950" style:font-style-asian="normal" style:font-weight-asian="normal" style:font-style-complex="normal" style:font-weight-complex="normal"/>
    </style:style>
    <style:style style:name="P18" style:family="paragraph" style:parent-style-name="Standard">
      <style:text-properties fo:font-style="normal" fo:font-weight="normal" officeooo:rsid="00356492" officeooo:paragraph-rsid="00356492" style:font-style-asian="normal" style:font-weight-asian="normal" style:font-style-complex="normal" style:font-weight-complex="normal"/>
    </style:style>
    <style:style style:name="P19" style:family="paragraph" style:parent-style-name="Standard">
      <style:text-properties fo:font-style="normal" fo:font-weight="normal" officeooo:rsid="005bf097" officeooo:paragraph-rsid="005bf097" style:font-style-asian="normal" style:font-weight-asian="normal" style:font-style-complex="normal" style:font-weight-complex="normal"/>
    </style:style>
    <style:style style:name="P20" style:family="paragraph" style:parent-style-name="Standard">
      <style:text-properties officeooo:rsid="0015b39d" officeooo:paragraph-rsid="0015b39d"/>
    </style:style>
    <style:style style:name="P21" style:family="paragraph" style:parent-style-name="Standard">
      <style:text-properties officeooo:rsid="002fe95e" officeooo:paragraph-rsid="002fe95e"/>
    </style:style>
    <style:style style:name="P22" style:family="paragraph" style:parent-style-name="Standard">
      <style:text-properties officeooo:rsid="003148cd" officeooo:paragraph-rsid="003148cd"/>
    </style:style>
    <style:style style:name="P23" style:family="paragraph" style:parent-style-name="Standard">
      <style:text-properties officeooo:rsid="0038c3fa" officeooo:paragraph-rsid="0038c3fa"/>
    </style:style>
    <style:style style:name="P24" style:family="paragraph" style:parent-style-name="Standard">
      <style:text-properties officeooo:rsid="0038c3fa" officeooo:paragraph-rsid="004001b9"/>
    </style:style>
    <style:style style:name="P25" style:family="paragraph" style:parent-style-name="Standard">
      <style:text-properties officeooo:rsid="0038c3fa" officeooo:paragraph-rsid="00520655"/>
    </style:style>
    <style:style style:name="P26" style:family="paragraph" style:parent-style-name="Standard">
      <style:text-properties officeooo:rsid="0042aa09" officeooo:paragraph-rsid="0042aa09"/>
    </style:style>
    <style:style style:name="P27" style:family="paragraph" style:parent-style-name="Standard">
      <style:text-properties officeooo:rsid="0045d54e" officeooo:paragraph-rsid="0045d54e"/>
    </style:style>
    <style:style style:name="P28" style:family="paragraph" style:parent-style-name="Standard">
      <style:text-properties officeooo:rsid="0047c3ce" officeooo:paragraph-rsid="0047c3ce"/>
    </style:style>
    <style:style style:name="P29" style:family="paragraph" style:parent-style-name="Standard">
      <style:text-properties officeooo:rsid="00496c72" officeooo:paragraph-rsid="00496c72"/>
    </style:style>
    <style:style style:name="P30" style:family="paragraph" style:parent-style-name="Standard">
      <style:text-properties officeooo:rsid="004cd1b0" officeooo:paragraph-rsid="004cd1b0"/>
    </style:style>
    <style:style style:name="P31" style:family="paragraph" style:parent-style-name="Standard">
      <style:text-properties officeooo:rsid="004cd1b0" officeooo:paragraph-rsid="006ce04e"/>
    </style:style>
    <style:style style:name="P32" style:family="paragraph" style:parent-style-name="Standard">
      <style:text-properties officeooo:rsid="00520655" officeooo:paragraph-rsid="00520655"/>
    </style:style>
    <style:style style:name="P33" style:family="paragraph" style:parent-style-name="Standard">
      <style:text-properties officeooo:rsid="00565fad" officeooo:paragraph-rsid="00565fad"/>
    </style:style>
    <style:style style:name="P34" style:family="paragraph" style:parent-style-name="Standard">
      <style:text-properties officeooo:rsid="0056dca3" officeooo:paragraph-rsid="0056dca3"/>
    </style:style>
    <style:style style:name="P35" style:family="paragraph" style:parent-style-name="Standard">
      <style:text-properties officeooo:rsid="00660f69" officeooo:paragraph-rsid="00660f69"/>
    </style:style>
    <style:style style:name="P36" style:family="paragraph" style:parent-style-name="Standard">
      <style:text-properties officeooo:rsid="006b6d15" officeooo:paragraph-rsid="006b6d15"/>
    </style:style>
    <style:style style:name="P37" style:family="paragraph" style:parent-style-name="Standard">
      <style:text-properties officeooo:rsid="006e4429" officeooo:paragraph-rsid="006e4429"/>
    </style:style>
    <style:style style:name="P38" style:family="paragraph" style:parent-style-name="Standard">
      <style:text-properties officeooo:rsid="006f76df" officeooo:paragraph-rsid="0070eb95"/>
    </style:style>
    <style:style style:name="P39" style:family="paragraph" style:parent-style-name="Standard">
      <style:text-properties officeooo:rsid="006f76df" officeooo:paragraph-rsid="0072cc2d"/>
    </style:style>
    <style:style style:name="P40" style:family="paragraph" style:parent-style-name="Standard">
      <style:text-properties officeooo:rsid="006f76df" officeooo:paragraph-rsid="007c3bd7"/>
    </style:style>
    <style:style style:name="P41" style:family="paragraph" style:parent-style-name="Standard">
      <style:text-properties officeooo:rsid="0072cc2d" officeooo:paragraph-rsid="0072cc2d"/>
    </style:style>
    <style:style style:name="P42" style:family="paragraph" style:parent-style-name="Standard">
      <style:text-properties fo:font-weight="normal" officeooo:rsid="007e5fb7" officeooo:paragraph-rsid="007e5fb7" style:font-weight-asian="normal" style:font-weight-complex="normal"/>
    </style:style>
    <style:style style:name="P43" style:family="paragraph" style:parent-style-name="Standard">
      <style:text-properties fo:font-weight="normal" officeooo:rsid="00966adf" officeooo:paragraph-rsid="00966adf" style:font-weight-asian="normal" style:font-weight-complex="normal"/>
    </style:style>
    <style:style style:name="P44" style:family="paragraph" style:parent-style-name="Standard">
      <style:text-properties fo:font-weight="normal" officeooo:rsid="00966adf" officeooo:paragraph-rsid="00a87be6" style:font-weight-asian="normal" style:font-weight-complex="normal"/>
    </style:style>
    <style:style style:name="P45" style:family="paragraph" style:parent-style-name="Standard">
      <style:text-properties fo:font-weight="normal" officeooo:rsid="009f272e" officeooo:paragraph-rsid="009f272e" style:font-weight-asian="normal" style:font-weight-complex="normal"/>
    </style:style>
    <style:style style:name="P46" style:family="paragraph" style:parent-style-name="Standard">
      <style:text-properties officeooo:rsid="00808e86" officeooo:paragraph-rsid="00808e86"/>
    </style:style>
    <style:style style:name="P47" style:family="paragraph" style:parent-style-name="Standard">
      <style:text-properties officeooo:rsid="008102ac" officeooo:paragraph-rsid="008102ac"/>
    </style:style>
    <style:style style:name="P48" style:family="paragraph" style:parent-style-name="Standard">
      <style:text-properties officeooo:rsid="00825a9a" officeooo:paragraph-rsid="00825a9a"/>
    </style:style>
    <style:style style:name="P49" style:family="paragraph" style:parent-style-name="Standard">
      <style:text-properties officeooo:rsid="0089d758" officeooo:paragraph-rsid="0089d758"/>
    </style:style>
    <style:style style:name="P50" style:family="paragraph" style:parent-style-name="Standard">
      <style:text-properties officeooo:rsid="008d4876" officeooo:paragraph-rsid="008d4876"/>
    </style:style>
    <style:style style:name="P51" style:family="paragraph" style:parent-style-name="Standard">
      <style:text-properties officeooo:rsid="00966adf" officeooo:paragraph-rsid="00966adf"/>
    </style:style>
    <style:style style:name="P52" style:family="paragraph" style:parent-style-name="Standard">
      <style:text-properties officeooo:rsid="0096b6be" officeooo:paragraph-rsid="0096b6be"/>
    </style:style>
    <style:style style:name="P53" style:family="paragraph" style:parent-style-name="Standard">
      <style:text-properties officeooo:rsid="009801bd" officeooo:paragraph-rsid="009801bd"/>
    </style:style>
    <style:style style:name="P54" style:family="paragraph" style:parent-style-name="Standard">
      <style:text-properties officeooo:rsid="009f272e" officeooo:paragraph-rsid="009f272e"/>
    </style:style>
    <style:style style:name="P55" style:family="paragraph" style:parent-style-name="Standard">
      <style:text-properties officeooo:rsid="00a1c30d" officeooo:paragraph-rsid="00a1c30d"/>
    </style:style>
    <style:style style:name="P56" style:family="paragraph" style:parent-style-name="Standard">
      <style:text-properties officeooo:rsid="00a8dc5f" officeooo:paragraph-rsid="00a8dc5f"/>
    </style:style>
    <style:style style:name="P57" style:family="paragraph" style:parent-style-name="Standard">
      <style:text-properties officeooo:rsid="00aabbc8" officeooo:paragraph-rsid="00aabbc8"/>
    </style:style>
    <style:style style:name="P58" style:family="paragraph" style:parent-style-name="Standard">
      <style:text-properties officeooo:rsid="00ac7892" officeooo:paragraph-rsid="00ac7892"/>
    </style:style>
    <style:style style:name="P59" style:family="paragraph" style:parent-style-name="Standard">
      <style:text-properties officeooo:rsid="00b22359" officeooo:paragraph-rsid="00b22359"/>
    </style:style>
    <style:style style:name="P60" style:family="paragraph" style:parent-style-name="Standard">
      <style:paragraph-properties fo:break-before="page"/>
      <style:text-properties officeooo:rsid="00ac7892" officeooo:paragraph-rsid="00ac7892"/>
    </style:style>
    <style:style style:name="P61" style:family="paragraph" style:parent-style-name="Standard">
      <style:paragraph-properties fo:break-before="page"/>
      <style:text-properties officeooo:rsid="00ac7892" officeooo:paragraph-rsid="00d0b3fc"/>
    </style:style>
    <style:style style:name="P62" style:family="paragraph" style:parent-style-name="Table_20_Contents">
      <style:paragraph-properties fo:margin-left="0cm" fo:margin-right="0cm" fo:margin-top="0cm" fo:margin-bottom="0.397cm" loext:contextual-spacing="false" fo:line-height="162%" fo:text-indent="0cm" style:auto-text-indent="false"/>
    </style:style>
    <style:style style:name="P63"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b76362"/>
    </style:style>
    <style:style style:name="P64"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0b3fc"/>
    </style:style>
    <style:style style:name="P65" style:family="paragraph" style:parent-style-name="Table_20_Contents">
      <style:paragraph-properties fo:margin-left="0cm" fo:margin-right="0cm" fo:margin-top="0cm" fo:margin-bottom="0cm" loext:contextual-spacing="false" fo:line-height="162%" fo:text-indent="0cm" style:auto-text-indent="false"/>
    </style:style>
    <style:style style:name="P66"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bc5ca9"/>
    </style:style>
    <style:style style:name="P67"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319d2"/>
    </style:style>
    <style:style style:name="P68"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4293c"/>
    </style:style>
    <style:style style:name="P69"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d0b3fc"/>
    </style:style>
    <style:style style:name="P70" style:family="paragraph" style:parent-style-name="Table_20_Contents">
      <style:paragraph-properties fo:margin-left="0cm" fo:margin-right="0cm" fo:margin-top="0cm" fo:margin-bottom="0cm" loext:contextual-spacing="false" fo:line-height="162%" fo:text-indent="0cm" style:auto-text-indent="false"/>
      <style:text-properties officeooo:rsid="00c5ce59" officeooo:paragraph-rsid="00c5ce59"/>
    </style:style>
    <style:style style:name="P71" style:family="paragraph" style:parent-style-name="Standard" style:list-style-name="L1">
      <style:text-properties officeooo:rsid="006f76df" officeooo:paragraph-rsid="0070eb95"/>
    </style:style>
    <style:style style:name="P72" style:family="paragraph" style:parent-style-name="Standard" style:list-style-name="L1">
      <style:text-properties officeooo:rsid="006f76df" officeooo:paragraph-rsid="007c3bd7"/>
    </style:style>
    <style:style style:name="P73" style:family="paragraph" style:parent-style-name="Standard" style:list-style-name="L1">
      <style:text-properties officeooo:rsid="00a979ef" officeooo:paragraph-rsid="00a979ef"/>
    </style:style>
    <style:style style:name="P74" style:family="paragraph" style:parent-style-name="Standard" style:list-style-name="L2">
      <style:text-properties fo:font-weight="normal" officeooo:rsid="007e5fb7" officeooo:paragraph-rsid="007e5fb7" style:font-weight-asian="normal" style:font-weight-complex="normal"/>
    </style:style>
    <style:style style:name="P75" style:family="paragraph" style:parent-style-name="Standard">
      <style:text-properties fo:font-weight="normal" officeooo:rsid="00a87be6" officeooo:paragraph-rsid="00a87be6" style:font-weight-asian="normal" style:font-weight-complex="normal"/>
    </style:style>
    <style:style style:name="P76" style:family="paragraph" style:parent-style-name="Standard">
      <style:text-properties fo:font-weight="normal" officeooo:paragraph-rsid="00d0b3fc" style:font-weight-asian="normal" style:font-weight-complex="normal"/>
    </style:style>
    <style:style style:name="P77" style:family="paragraph" style:parent-style-name="Standard">
      <style:text-properties fo:font-weight="normal" officeooo:rsid="00d9a278" officeooo:paragraph-rsid="00d9a278" style:font-weight-asian="normal" style:font-weight-complex="normal"/>
    </style:style>
    <style:style style:name="P78" style:family="paragraph" style:parent-style-name="Standard" style:list-style-name="L3">
      <style:text-properties officeooo:rsid="008b7b4e" officeooo:paragraph-rsid="008b7b4e"/>
    </style:style>
    <style:style style:name="P79" style:family="paragraph" style:parent-style-name="Standard" style:list-style-name="L3">
      <style:text-properties officeooo:rsid="008b7b4e" officeooo:paragraph-rsid="008c980a"/>
    </style:style>
    <style:style style:name="P80" style:family="paragraph" style:parent-style-name="Standard" style:list-style-name="L3">
      <style:text-properties officeooo:rsid="00ac7892" officeooo:paragraph-rsid="00ac7892"/>
    </style:style>
    <style:style style:name="P81" style:family="paragraph" style:parent-style-name="Standard" style:list-style-name="L3">
      <style:text-properties officeooo:rsid="00914de9" officeooo:paragraph-rsid="00914de9"/>
    </style:style>
    <style:style style:name="P82" style:family="paragraph" style:parent-style-name="Standard" style:list-style-name="L3">
      <style:text-properties officeooo:rsid="00989ebc" officeooo:paragraph-rsid="00989ebc"/>
    </style:style>
    <style:style style:name="P83" style:family="paragraph" style:parent-style-name="Standard" style:list-style-name="L3">
      <style:text-properties officeooo:rsid="00989ebc" officeooo:paragraph-rsid="009bdf33"/>
    </style:style>
    <style:style style:name="P84" style:family="paragraph" style:parent-style-name="Standard">
      <style:text-properties officeooo:paragraph-rsid="00d0b3fc"/>
    </style:style>
    <style:style style:name="P85" style:family="paragraph" style:parent-style-name="Standard">
      <style:text-properties fo:font-weight="bold" officeooo:rsid="00d9a278" officeooo:paragraph-rsid="00d9a278" style:font-weight-asian="bold" style:font-weight-complex="bold"/>
    </style:style>
    <style:style style:name="P86" style:family="paragraph" style:parent-style-name="Standard">
      <style:text-properties fo:font-weight="bold" officeooo:rsid="00d9ded7" officeooo:paragraph-rsid="00d9ded7" style:font-weight-asian="bold" style:font-weight-complex="bold"/>
    </style:style>
    <style:style style:name="P87" style:family="paragraph" style:parent-style-name="Standard">
      <style:text-properties fo:font-weight="bold" officeooo:rsid="00dac1d1" officeooo:paragraph-rsid="00dac1d1" style:font-weight-asian="bold" style:font-weight-complex="bold"/>
    </style:style>
    <style:style style:name="P88" style:family="paragraph" style:parent-style-name="Standard">
      <style:text-properties fo:font-weight="bold" officeooo:rsid="00e44f2b" officeooo:paragraph-rsid="00e44f2b" style:font-weight-asian="bold" style:font-weight-complex="bold"/>
    </style:style>
    <style:style style:name="P89" style:family="paragraph" style:parent-style-name="Standard">
      <style:text-properties fo:font-weight="bold" officeooo:rsid="00e8a364" officeooo:paragraph-rsid="00e8a364" style:font-weight-asian="bold" style:font-weight-complex="bold"/>
    </style:style>
    <style:style style:name="P90" style:family="paragraph" style:parent-style-name="Standard">
      <style:paragraph-properties fo:break-before="page"/>
      <style:text-properties fo:font-weight="bold" officeooo:rsid="00e6fab5" officeooo:paragraph-rsid="00e6fab5" style:font-weight-asian="bold" style:font-weight-complex="bold"/>
    </style:style>
    <style:style style:name="P91" style:family="paragraph" style:parent-style-name="Standard">
      <style:paragraph-properties fo:break-before="page"/>
      <style:text-properties fo:font-weight="normal" officeooo:rsid="00db48cf" officeooo:paragraph-rsid="00db48cf" style:font-weight-asian="normal" style:font-weight-complex="normal"/>
    </style:style>
    <style:style style:name="P92" style:family="paragraph" style:parent-style-name="Table_20_Contents">
      <style:paragraph-properties fo:margin-left="0cm" fo:margin-right="0cm" fo:margin-top="0cm" fo:margin-bottom="0cm" loext:contextual-spacing="false" fo:line-height="162%" fo:text-indent="0cm" style:auto-text-indent="false"/>
      <style:text-properties officeooo:rsid="00bc5ca9" officeooo:paragraph-rsid="00bc5ca9"/>
    </style:style>
    <style:style style:name="P93" style:family="paragraph" style:parent-style-name="Table_20_Contents">
      <style:paragraph-properties fo:margin-left="0cm" fo:margin-right="0cm" fo:margin-top="0cm" fo:margin-bottom="0cm" loext:contextual-spacing="false" fo:line-height="162%" fo:text-indent="0cm" style:auto-text-indent="false"/>
      <style:text-properties officeooo:rsid="00c319d2" officeooo:paragraph-rsid="00c4293c"/>
    </style:style>
    <style:style style:name="P94" style:family="paragraph" style:parent-style-name="Table_20_Contents">
      <style:paragraph-properties fo:margin-left="0cm" fo:margin-right="0cm" fo:margin-top="0cm" fo:margin-bottom="0cm" loext:contextual-spacing="false" fo:line-height="162%" fo:text-indent="0cm" style:auto-text-indent="false"/>
      <style:text-properties officeooo:rsid="00c319d2" officeooo:paragraph-rsid="00d0b3fc"/>
    </style:style>
    <style:style style:name="P95"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style>
    <style:style style:name="P96"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text-properties officeooo:paragraph-rsid="00d0b3fc"/>
    </style:style>
    <style:style style:name="P97"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7e8b3"/>
    </style:style>
    <style:style style:name="P98"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e223cf"/>
    </style:style>
    <style:style style:name="T1" style:family="text">
      <style:text-properties officeooo:rsid="000a09f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176e1" style:font-weight-asian="bold" style:font-weight-complex="bold"/>
    </style:style>
    <style:style style:name="T5" style:family="text">
      <style:text-properties fo:font-weight="bold" officeooo:rsid="0070eb95" style:font-weight-asian="bold" style:font-weight-complex="bold"/>
    </style:style>
    <style:style style:name="T6" style:family="text">
      <style:text-properties fo:font-weight="bold" officeooo:rsid="0073f4b2" style:font-weight-asian="bold" style:font-weight-complex="bold"/>
    </style:style>
    <style:style style:name="T7" style:family="text">
      <style:text-properties fo:font-weight="bold" officeooo:rsid="007f03ce" style:font-weight-asian="bold" style:font-weight-complex="bold"/>
    </style:style>
    <style:style style:name="T8" style:family="text">
      <style:text-properties fo:font-weight="bold" officeooo:rsid="008b7b4e" style:font-weight-asian="bold" style:font-weight-complex="bold"/>
    </style:style>
    <style:style style:name="T9" style:family="text">
      <style:text-properties fo:font-weight="bold" officeooo:rsid="00c2f809"/>
    </style:style>
    <style:style style:name="T10" style:family="text">
      <style:text-properties fo:font-weight="bold" officeooo:rsid="00c5ce59"/>
    </style:style>
    <style:style style:name="T11" style:family="text">
      <style:text-properties fo:font-weight="bold" officeooo:rsid="00c846d0"/>
    </style:style>
    <style:style style:name="T12" style:family="text">
      <style:text-properties fo:font-weight="bold" officeooo:rsid="00cbe61f"/>
    </style:style>
    <style:style style:name="T13" style:family="text">
      <style:text-properties fo:font-weight="bold" officeooo:rsid="00d0b3fc"/>
    </style:style>
    <style:style style:name="T14" style:family="text">
      <style:text-properties officeooo:rsid="000e4032"/>
    </style:style>
    <style:style style:name="T15" style:family="text">
      <style:text-properties officeooo:rsid="00124371"/>
    </style:style>
    <style:style style:name="T16" style:family="text">
      <style:text-properties officeooo:rsid="0015b39d"/>
    </style:style>
    <style:style style:name="T17" style:family="text">
      <style:text-properties officeooo:rsid="001632e9"/>
    </style:style>
    <style:style style:name="T18" style:family="text">
      <style:text-properties officeooo:rsid="001972b7"/>
    </style:style>
    <style:style style:name="T19" style:family="text">
      <style:text-properties officeooo:rsid="0019ad7f"/>
    </style:style>
    <style:style style:name="T20" style:family="text">
      <style:text-properties officeooo:rsid="001b4533"/>
    </style:style>
    <style:style style:name="T21" style:family="text">
      <style:text-properties officeooo:rsid="001ebabc"/>
    </style:style>
    <style:style style:name="T22" style:family="text">
      <style:text-properties officeooo:rsid="00235a67"/>
    </style:style>
    <style:style style:name="T23" style:family="text">
      <style:text-properties officeooo:rsid="0027d5c1"/>
    </style:style>
    <style:style style:name="T24" style:family="text">
      <style:text-properties officeooo:rsid="002cb5d2"/>
    </style:style>
    <style:style style:name="T25" style:family="text">
      <style:text-properties officeooo:rsid="002dd6f2"/>
    </style:style>
    <style:style style:name="T26" style:family="text">
      <style:text-properties officeooo:rsid="002fc325"/>
    </style:style>
    <style:style style:name="T27" style:family="text">
      <style:text-properties officeooo:rsid="002fe95e"/>
    </style:style>
    <style:style style:name="T28" style:family="text">
      <style:text-properties officeooo:rsid="003148cd"/>
    </style:style>
    <style:style style:name="T29" style:family="text">
      <style:text-properties officeooo:rsid="0032405a"/>
    </style:style>
    <style:style style:name="T30" style:family="text">
      <style:text-properties officeooo:rsid="0032a881"/>
    </style:style>
    <style:style style:name="T31" style:family="text">
      <style:text-properties officeooo:rsid="00356492"/>
    </style:style>
    <style:style style:name="T32" style:family="text">
      <style:text-properties officeooo:rsid="00372b4b"/>
    </style:style>
    <style:style style:name="T33" style:family="text">
      <style:text-properties officeooo:rsid="0038c3fa"/>
    </style:style>
    <style:style style:name="T34" style:family="text">
      <style:text-properties officeooo:rsid="0041086b"/>
    </style:style>
    <style:style style:name="T35" style:family="text">
      <style:text-properties officeooo:rsid="0047c3ce"/>
    </style:style>
    <style:style style:name="T36" style:family="text">
      <style:text-properties officeooo:rsid="0049a08b"/>
    </style:style>
    <style:style style:name="T37" style:family="text">
      <style:text-properties officeooo:rsid="004b11bb"/>
    </style:style>
    <style:style style:name="T38" style:family="text">
      <style:text-properties officeooo:rsid="004b80dd"/>
    </style:style>
    <style:style style:name="T39" style:family="text">
      <style:text-properties officeooo:rsid="004cd1b0"/>
    </style:style>
    <style:style style:name="T40" style:family="text">
      <style:text-properties officeooo:rsid="004e9ab4"/>
    </style:style>
    <style:style style:name="T41" style:family="text">
      <style:text-properties officeooo:rsid="004f8e7f"/>
    </style:style>
    <style:style style:name="T42" style:family="text">
      <style:text-properties officeooo:rsid="0050a8c1"/>
    </style:style>
    <style:style style:name="T43" style:family="text">
      <style:text-properties officeooo:rsid="00520655"/>
    </style:style>
    <style:style style:name="T44" style:family="text">
      <style:text-properties officeooo:rsid="0053fcb1"/>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officeooo:rsid="005514b7"/>
    </style:style>
    <style:style style:name="T47" style:family="text">
      <style:text-properties officeooo:rsid="005bf097"/>
    </style:style>
    <style:style style:name="T48" style:family="text">
      <style:text-properties officeooo:rsid="005d4d0a"/>
    </style:style>
    <style:style style:name="T49" style:family="text">
      <style:text-properties officeooo:rsid="005f6e18"/>
    </style:style>
    <style:style style:name="T50" style:family="text">
      <style:text-properties officeooo:rsid="005fc849"/>
    </style:style>
    <style:style style:name="T51" style:family="text">
      <style:text-properties officeooo:rsid="00633eb6"/>
    </style:style>
    <style:style style:name="T52" style:family="text">
      <style:text-properties officeooo:rsid="00660f69"/>
    </style:style>
    <style:style style:name="T53" style:family="text">
      <style:text-properties officeooo:rsid="006b6d15"/>
    </style:style>
    <style:style style:name="T54" style:family="text">
      <style:text-properties officeooo:rsid="006e4429"/>
    </style:style>
    <style:style style:name="T55" style:family="text">
      <style:text-properties officeooo:rsid="0070eb95"/>
    </style:style>
    <style:style style:name="T56" style:family="text">
      <style:text-properties officeooo:rsid="007335d3"/>
    </style:style>
    <style:style style:name="T57" style:family="text">
      <style:text-properties officeooo:rsid="0076d1b5"/>
    </style:style>
    <style:style style:name="T58" style:family="text">
      <style:text-properties officeooo:rsid="007e5fb7"/>
    </style:style>
    <style:style style:name="T59" style:family="text">
      <style:text-properties officeooo:rsid="007f03ce"/>
    </style:style>
    <style:style style:name="T60" style:family="text">
      <style:text-properties fo:font-weight="normal" style:font-weight-asian="normal" style:font-weight-complex="normal"/>
    </style:style>
    <style:style style:name="T61" style:family="text">
      <style:text-properties fo:font-weight="normal" officeooo:rsid="007f03ce" style:font-weight-asian="normal" style:font-weight-complex="normal"/>
    </style:style>
    <style:style style:name="T62" style:family="text">
      <style:text-properties fo:font-weight="normal" officeooo:rsid="00bab4d7" style:font-weight-asian="normal" style:font-weight-complex="normal"/>
    </style:style>
    <style:style style:name="T63" style:family="text">
      <style:text-properties fo:font-weight="normal" officeooo:rsid="00c98b87" style:font-weight-asian="normal" style:font-weight-complex="normal"/>
    </style:style>
    <style:style style:name="T64" style:family="text">
      <style:text-properties fo:font-weight="normal" officeooo:rsid="00cb7831" style:font-weight-asian="normal" style:font-weight-complex="normal"/>
    </style:style>
    <style:style style:name="T65" style:family="text">
      <style:text-properties fo:font-weight="normal" officeooo:rsid="00e01a2d" style:font-weight-asian="normal" style:font-weight-complex="normal"/>
    </style:style>
    <style:style style:name="T66" style:family="text">
      <style:text-properties fo:font-weight="normal" officeooo:rsid="00e223cf" style:font-weight-asian="normal" style:font-weight-complex="normal"/>
    </style:style>
    <style:style style:name="T67" style:family="text">
      <style:text-properties fo:font-weight="normal" officeooo:rsid="00e5026f" style:font-weight-asian="normal" style:font-weight-complex="normal"/>
    </style:style>
    <style:style style:name="T68" style:family="text">
      <style:text-properties fo:font-weight="normal" officeooo:rsid="00e68f66" style:font-weight-asian="normal" style:font-weight-complex="normal"/>
    </style:style>
    <style:style style:name="T69" style:family="text">
      <style:text-properties fo:font-weight="normal" officeooo:rsid="00e8b819" style:font-weight-asian="normal" style:font-weight-complex="normal"/>
    </style:style>
    <style:style style:name="T70" style:family="text">
      <style:text-properties fo:font-weight="normal" officeooo:rsid="00e9ad8c" style:font-weight-asian="normal" style:font-weight-complex="normal"/>
    </style:style>
    <style:style style:name="T71" style:family="text">
      <style:text-properties officeooo:rsid="008102ac"/>
    </style:style>
    <style:style style:name="T72" style:family="text">
      <style:text-properties officeooo:rsid="0083dd63"/>
    </style:style>
    <style:style style:name="T73" style:family="text">
      <style:text-properties officeooo:rsid="0089d758"/>
    </style:style>
    <style:style style:name="T74" style:family="text">
      <style:text-properties officeooo:rsid="008b7b4e"/>
    </style:style>
    <style:style style:name="T75" style:family="text">
      <style:text-properties officeooo:rsid="008c3e20"/>
    </style:style>
    <style:style style:name="T76" style:family="text">
      <style:text-properties officeooo:rsid="008c980a"/>
    </style:style>
    <style:style style:name="T77" style:family="text">
      <style:text-properties fo:font-style="italic" officeooo:rsid="008c980a" style:font-style-asian="italic" style:font-style-complex="italic"/>
    </style:style>
    <style:style style:name="T78" style:family="text">
      <style:text-properties fo:font-style="italic" fo:font-weight="normal" officeooo:rsid="008c980a" style:font-style-asian="italic" style:font-weight-asian="normal" style:font-style-complex="italic" style:font-weight-complex="normal"/>
    </style:style>
    <style:style style:name="T79" style:family="text">
      <style:text-properties officeooo:rsid="008d4876"/>
    </style:style>
    <style:style style:name="T80" style:family="text">
      <style:text-properties officeooo:rsid="00929e03"/>
    </style:style>
    <style:style style:name="T81" style:family="text">
      <style:text-properties style:text-position="super 58%" officeooo:rsid="00929e03"/>
    </style:style>
    <style:style style:name="T82" style:family="text">
      <style:text-properties fo:font-size="14pt" fo:font-weight="bold" style:font-weight-asian="bold" style:font-weight-complex="bold"/>
    </style:style>
    <style:style style:name="T83" style:family="text">
      <style:text-properties fo:font-size="14pt" fo:font-weight="bold" officeooo:rsid="00851de2" style:font-weight-asian="bold" style:font-weight-complex="bold"/>
    </style:style>
    <style:style style:name="T84" style:family="text">
      <style:text-properties officeooo:rsid="009a26d6"/>
    </style:style>
    <style:style style:name="T85" style:family="text">
      <style:text-properties officeooo:rsid="009bdf33"/>
    </style:style>
    <style:style style:name="T86" style:family="text">
      <style:text-properties officeooo:rsid="009d71c6"/>
    </style:style>
    <style:style style:name="T87" style:family="text">
      <style:text-properties officeooo:rsid="009f272e"/>
    </style:style>
    <style:style style:name="T88" style:family="text">
      <style:text-properties officeooo:rsid="00a3ce28"/>
    </style:style>
    <style:style style:name="T89" style:family="text">
      <style:text-properties officeooo:rsid="00aabbc8"/>
    </style:style>
    <style:style style:name="T90" style:family="text">
      <style:text-properties officeooo:rsid="00ac4d8a"/>
    </style:style>
    <style:style style:name="T91" style:family="text">
      <style:text-properties officeooo:rsid="00ada4cd"/>
    </style:style>
    <style:style style:name="T92" style:family="text">
      <style:text-properties officeooo:rsid="00af826d"/>
    </style:style>
    <style:style style:name="T93" style:family="text">
      <style:text-properties officeooo:rsid="00b14897"/>
    </style:style>
    <style:style style:name="T94" style:family="text">
      <style:text-properties officeooo:rsid="00b5cc55"/>
    </style:style>
    <style:style style:name="T95" style:family="text">
      <style:text-properties officeooo:rsid="00b6a5a5"/>
    </style:style>
    <style:style style:name="T96" style:family="text">
      <style:text-properties officeooo:rsid="00b76362"/>
    </style:style>
    <style:style style:name="T97" style:family="text">
      <style:text-properties officeooo:rsid="00b9fec3"/>
    </style:style>
    <style:style style:name="T98" style:family="text">
      <style:text-properties officeooo:rsid="00bc5ca9"/>
    </style:style>
    <style:style style:name="T99" style:family="text">
      <style:text-properties officeooo:rsid="00c11f15"/>
    </style:style>
    <style:style style:name="T100" style:family="text">
      <style:text-properties officeooo:rsid="00c2f809"/>
    </style:style>
    <style:style style:name="T101" style:family="text">
      <style:text-properties officeooo:rsid="00c8da1a"/>
    </style:style>
    <style:style style:name="T102" style:family="text">
      <style:text-properties officeooo:rsid="00d0c620"/>
    </style:style>
    <style:style style:name="T103" style:family="text">
      <style:text-properties officeooo:rsid="00d149a5"/>
    </style:style>
    <style:style style:name="T104" style:family="text">
      <style:text-properties officeooo:rsid="00d2420f"/>
    </style:style>
    <style:style style:name="T105" style:family="text">
      <style:text-properties officeooo:rsid="00d426ef"/>
    </style:style>
    <style:style style:name="T106" style:family="text">
      <style:text-properties officeooo:rsid="00d7e8b3"/>
    </style:style>
    <style:style style:name="T107" style:family="text">
      <style:text-properties officeooo:rsid="00dd43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N<text:span text:style-name="T32">B : </text:span>Dans le document suivant, l’individu <text:span text:style-name="T26">que nous appellerons</text:span> «<text:span text:style-name="T3"> graphiste </text:span>» n’est pas nécessairement graphiste de métier. C’est <text:span text:style-name="T27">tout </text:span>simplement le dessinateur du plan ou la personne chargée d’<text:span text:style-name="T27">en </text:span>effectuer les éventuelles futures modifications.</text:p>
      <text:p text:style-name="P19">Aussi, lorsque nous ferons référence à un « <text:span text:style-name="T3">groupe »</text:span>, il s’agit d’un ensemble de rayonnages se référant à la même section ou aux mêmes tranches de cotes, <text:span text:style-name="T48">ou inversement il peut s’agir d’un ensemble de sections se référant à un seul et même rayonnage.</text:span></text:p>
      <text:p text:style-name="P17"/>
      <text:p text:style-name="P18">Syntaxe du SVG :</text:p>
      <text:p text:style-name="P4"/>
      <text:p text:style-name="P1"><text:span text:style-name="T3">Objectifs :</text:span> </text:p>
      <text:p text:style-name="P2">- Interface d’édition de XML (ajouter/modifier des attributs aux différentes balises SVG) <text:span text:style-name="T20">→</text:span></text:p>
      <text:p text:style-name="P12">Choix de la/des section(s), loc(s) correspondante(s) parmi une liste déroulante à choix multiples</text:p>
      <text:p text:style-name="P1">- Fournir une marche à suivre pour que le « graphiste » ajoute les bons attributs à son plan directement depuis <text:span text:style-name="T19">Inkscape, </text:span>Illustrator <text:span text:style-name="T25">ou autre logiciel de dessin vectoriel</text:span></text:p>
      <text:p text:style-name="P1">- Upload de plan au format SVG</text:p>
      <text:p text:style-name="P1">- <text:span text:style-name="T1">Possibilité d’ajouter facilement une forme dans le SVG, si ajout de localisation/section/étagère → sans perdre les attributs déjà stockés. Sauvegarde du SVG précédent au cas où</text:span></text:p>
      <text:p text:style-name="P13">- Simple et ne nécessitant pas de mise à jour régulières, sinon ça ne sera pas utilisé</text:p>
      <text:p text:style-name="P14">- <text:span text:style-name="T24">M</text:span>ettre en surbrillance rayonnage ou plus précis si infos assez détaillées dans le plan</text:p>
      <text:p text:style-name="P15">- Associer une section à plusieurs rayonnages et inversement, associer plusieurs sections à un même rayonnage</text:p>
      <text:p text:style-name="P16">- Possibilité d’associer à un groupe de sections ou à un groupe de rayonnages</text:p>
      <text:p text:style-name="P22">- Attribuer un statut de visibilité à un plan</text:p>
      <text:p text:style-name="P22">- Pouvoir uploader plusieurs plans, dupliquer ( afin d’effectuer des modifications <text:span text:style-name="T29">sur le plan</text:span> sans risque de <text:span text:style-name="T29">le perdre en cas de fausse manipulation </text:span>)</text:p>
      <text:p text:style-name="P1"/>
      <text:p text:style-name="P1"/>
      <text:p text:style-name="P4">Utilisateurs :</text:p>
      <text:p text:style-name="P1">- Administrateur</text:p>
      <text:p text:style-name="P1">- Bibliothécaire (sans droits d’admin) // <text:span text:style-name="T28">Distinction peut-être pas nécessaire</text:span></text:p>
      <text:p text:style-name="P1">- Graphiste <text:span text:style-name="T17">(appellation donnée à celui qui sera chargé de créer puis retoucher le plan de la structure) → attribut de rôle : droit à rajouter</text:span></text:p>
      <text:p text:style-name="P1">- Lecteur (à l’OPAC) <text:span text:style-name="T17">→ sur place sur borne ou depuis l’extérieur (smartphone ou autre)</text:span></text:p>
      <text:p text:style-name="P1"/>
      <text:p text:style-name="P3"><text:span text:style-name="T3">Cas d’utilisation :</text:span> </text:p>
      <text:p text:style-name="P10">Lecteur :</text:p>
      <text:p text:style-name="P3">- Lecteur recherche, clique sur la notice, va sur le tableau des exemplaires et clique sur le bouton « localiser » → un modal s’ouvre contenant le plan avec en surbri<text:span text:style-name="T1">llance la zone de cote correspondante et la section parente</text:span></text:p>
      <text:p text:style-name="P3">- <text:span text:style-name="T21">Il peut zoomer/dé-zoomer selon le niveau de précision fourni sur le plan</text:span></text:p>
      <text:p text:style-name="P3">- ?<text:span text:style-name="T30">Sur le plan obtenu, il peut cliquer sur un rayonnage pour voir ce qu’il contient → ou alors réserver ça pour quand l’accès au plan se fait d’une autre manière</text:span></text:p>
      <text:p text:style-name="P1"/>
      <text:p text:style-name="P3"><text:span text:style-name="T3">Cas spécifiques :</text:span> </text:p>
      <text:p text:style-name="P3">- Ajout d’une structure (localisation, section…) dans PMB → comment reporter sur le plan ? Alerte au graphiste ?</text:p>
      <text:p text:style-name="P3">- <text:span text:style-name="T15">Plusieurs sections par rayonnage – ex CDL → Théâtre, poésie, fonds local sur le même rayon</text:span></text:p>
      <text:p text:style-name="P7">- Plusieurs rayonnages pour une même section → diviser par tranche de cote ?</text:p>
      <text:p text:style-name="P7">- Cote présente dans plusieurs <text:span text:style-name="T18">sections – ex CDL → ED = Documentaire jeunesse &amp; Documentaire Ludothèque</text:span></text:p>
      <text:p text:style-name="P7">- Sélection par cote et par section</text:p>
      <text:p text:style-name="P7">- <text:span text:style-name="T16">Plusieurs locs dans la même bib (CDL)</text:span></text:p>
      <text:p text:style-name="P20">- Plusieurs étages dans une même loc → faire des groupes de sections, à créer et à gérer depuis PMB. Ces groupes modifieront le SVG sauvegardé en base pour <text:span text:style-name="T27">regrouper</text:span> toutes les sections correspondant<text:span text:style-name="T27">es</text:span> dans une balise &lt;g&gt; qui représentera le groupe de section (étage par exemple)</text:p>
      <text:p text:style-name="P21">- Section présente sur plusieurs étages ??? Ou divers rayonnages ? → Indiquer que l’exemplaire se situe « là ou là » <text:span text:style-name="T31">et prévoir le cas où la précision se limite à la section. Comment afficher « là ou </text:span><text:soft-page-break/><text:span text:style-name="T31">là » sur 2 étages ? Afficher 2 groupes de sections/groupes de rayonnage à la fois mais bien les distinguer.</text:span></text:p>
      <text:p text:style-name="P8">- Cote BD pas affichée sur l’exemplaire → impossible de préciser plus que la section</text:p>
      <text:p text:style-name="P8">- </text:p>
      <text:p text:style-name="P3"/>
      <text:p text:style-name="P6"><text:span text:style-name="T3">Données </text:span><text:span text:style-name="T4">(manipulées par le logiciel)</text:span><text:span text:style-name="T3"> :</text:span> </text:p>
      <text:p text:style-name="P6">- XML <text:span text:style-name="T22">et JSON issu du XML </text:span>du plan<text:tab/></text:p>
      <text:p text:style-name="P6">- liens entre formes <text:span text:style-name="T14">du plan</text:span> et structures de PMB (loc, section, zones de cote)</text:p>
      <text:p text:style-name="P6"/>
      <text:p text:style-name="P6"/>
      <text:p text:style-name="P6"/>
      <text:p text:style-name="P11"><text:span text:style-name="T3">Important :</text:span> </text:p>
      <text:p text:style-name="P11">- Par défaut, <text:span text:style-name="T23">vue de la localisation où se trouve l’exemplaire ? Si la section appartient à un groupe de section défini : afficher seulement ce groupe de sections et pas toute la localisation → évitera d’afficher plusieurs étages inutilement par exemple</text:span></text:p>
      <text:p text:style-name="P6"/>
      <text:p text:style-name="P6"/>
      <text:p text:style-name="P6"/>
      <text:p text:style-name="P6"/>
      <text:p text:style-name="P6"/>
      <text:p text:style-name="P6"/>
      <text:p text:style-name="P9">14/01 - </text:p>
      <text:p text:style-name="P9">Point Tuteur n°2</text:p>
      <text:p text:style-name="P9"/>
      <text:p text:style-name="P9">15/01 - </text:p>
      <text:p text:style-name="P9">Point Florent</text:p>
      <text:p text:style-name="P9">Point Camille</text:p>
      <text:p text:style-name="P9">Visite Bibliothèque CDL pour voir application de l’organisation Localisation/Section/Rayonnage</text:p>
      <text:p text:style-name="P27">→ Très utile, m’a permis de me rendre compte à quel point ma vision de l’organisation n’était pas la bonne au <text:span text:style-name="T35">tout </text:span>début du projet</text:p>
      <text:p text:style-name="P28">CDL nous fournira un plan de la bib après réaménagement</text:p>
      <text:p text:style-name="P9"/>
      <text:p text:style-name="P9"/>
      <text:p text:style-name="P9"/>
      <text:p text:style-name="P23"><text:span text:style-name="T45">Fonctionnalités</text:span> </text:p>
      <text:p text:style-name="P36">Gestion : </text:p>
      <text:p text:style-name="P23">- Permettre <text:span text:style-name="T49">l’envoi</text:span> d’un/<text:span text:style-name="T39">plusieurs</text:span> plan au format SVG</text:p>
      <text:p text:style-name="P35">- Récupération de toutes les infos contenues dans le plan</text:p>
      <text:p text:style-name="P32">- <text:span text:style-name="T53">Pouvoir rendre consultable ou non chacun des plans</text:span></text:p>
      <text:p text:style-name="P24">- Permettre de regrouper les rayonnages <text:span text:style-name="T50">en espaces/groupes → voc à définir avec formateurs</text:span></text:p>
      <text:p text:style-name="P25">- Associ<text:span text:style-name="T43">er</text:span> des <text:span text:style-name="T40">plans à des localisations, groupes de sections, groupes de rayonnages</text:span></text:p>
      <text:p text:style-name="P32">- Associer une ou plusieurs <text:span text:style-name="T33">formes (espace, groupe de rayonnages, rayonnage ou plus précis encore) du plan </text:span>à<text:span text:style-name="T33"> une ou plusieurs structures existantes dans PMB (localisation, section, tranches de cote) depuis PMB</text:span></text:p>
      <text:p text:style-name="P29">- Associer des infos (texte/<text:span text:style-name="T37">HTML</text:span> : <text:span text:style-name="T36">description, lien…</text:span>) aux formes/<text:span text:style-name="T44">groupes de formes</text:span> du plan <text:span text:style-name="T41">et aux plans eux-mêmes</text:span> <text:span text:style-name="T38">depuis PMB</text:span></text:p>
      <text:p text:style-name="P31">- Export d’<text:span text:style-name="T42">un</text:span> plan tel qu’il est enregistré dans PMB <text:span text:style-name="T42">(pour modification par le graphiste) afin de garder les modifications apportées (création de groupe, texte…)</text:span></text:p>
      <text:p text:style-name="P29"/>
      <text:p text:style-name="P34">- Stocker les plans et les infos liées <text:span text:style-name="T52">(qui ne sont pas initialement dans le SVG)</text:span></text:p>
      <text:p text:style-name="P30"/>
      <text:p text:style-name="P23">- Mise en évidence de l’emplacement d’un exemplaire sur un plan</text:p>
      <text:p text:style-name="P23">- <text:span text:style-name="T34">Zoom/dé-zoom sur le plan (en gardant en surbrillance l’emplacement de l’exemplaire recherché)</text:span></text:p>
      <text:p text:style-name="P26">- <text:span text:style-name="T46">Consultation du plan sans recherche particulière d’exemplaire → navigation</text:span></text:p>
      <text:p text:style-name="P33">- <text:span text:style-name="T47">Possibilité de changer</text:span> de groupe/<text:span text:style-name="T51">espace</text:span> affiché (étage, espace…)</text:p>
      <text:p text:style-name="P33"/>
      <text:p text:style-name="P33"/>
      <text:p text:style-name="P37"><text:soft-page-break/><text:span text:style-name="T82">Scénario</text:span><text:span text:style-name="T83">s</text:span><text:span text:style-name="T82"> :</text:span> </text:p>
      <text:p text:style-name="P37"/>
      <text:p text:style-name="P46">Paramètres <text:span text:style-name="T71">côté OPAC</text:span> : </text:p>
      <text:p text:style-name="P46">- Lecteur connecté</text:p>
      <text:p text:style-name="P46">- Médiathèque membre d’un réseau</text:p>
      <text:p text:style-name="P46">- Précision de découpe du fonds (sections)</text:p>
      <text:p text:style-name="P46">- Précision du plan et organisation physique de la bibliothèque (tranches de cote)</text:p>
      <text:p text:style-name="P46">- </text:p>
      <text:p text:style-name="P46">- Exemplaire disponible</text:p>
      <text:p text:style-name="P46">- Exemplaire appartenant à la localisation</text:p>
      <text:p text:style-name="P37"/>
      <text:p text:style-name="P47">Paramètres côté gestion :</text:p>
      <text:p text:style-name="P47">- Conformité du plan aux instructions <text:span text:style-name="T72">données (format, structure…) </text:span></text:p>
      <text:p text:style-name="P48">- <text:span text:style-name="T79">Paramétrage PMB</text:span></text:p>
      <text:p text:style-name="P50">- Configuration serveur</text:p>
      <text:p text:style-name="P37"/>
      <text:p text:style-name="P39">1 – <text:span text:style-name="T73">OPAC : Lecteur habituel connecté </text:span><text:span text:style-name="T5">/</text:span><text:span text:style-name="T55"> Médiathèque membre d’un réseau </text:span><text:span text:style-name="T5">/</text:span><text:span text:style-name="T55"> Localisation avec nombreuses sections précises et plan détaillé au demi-rayonnage </text:span><text:span text:style-name="T5">/</text:span><text:span text:style-name="T55"> Exemplaire du livre recherché présent dans la localisation du lecteur </text:span><text:span text:style-name="T5">/</text:span><text:span text:style-name="T55"> Exemplaire se trouvant dans l’un de ces demi-rayonnages </text:span><text:span text:style-name="T5">/</text:span><text:span text:style-name="T55"> Au moins 1 exemplaire disponible </text:span><text:span text:style-name="T5">/</text:span><text:span text:style-name="T55"> </text:span></text:p>
      <text:p text:style-name="P38"/>
      <text:p text:style-name="P54">Résumé : Un lecteur souhaite <text:span text:style-name="T88">emprunter</text:span> un livre dans sa médiathèque. Il est un peu pressé par le temps et veut donc savoir précisément où le trouver.</text:p>
      <text:p text:style-name="P38"/>
      <text:p text:style-name="P52">Scénario nominal :</text:p>
      <text:list xml:id="list3292381048" text:style-name="L1">
        <text:list-header>
          <text:p text:style-name="P71"><text:s/></text:p>
        </text:list-header>
        <text:list-item>
          <text:p text:style-name="P72"><text:span text:style-name="T87">Le lecteur </text:span>se rend sur le portail <text:span text:style-name="T58">depuis son smartphone et</text:span> se connecte <text:span text:style-name="T54">à son compte </text:span>puis <text:span text:style-name="T54">effectue une recherche. </text:span></text:p>
        </text:list-item>
        <text:list-item>
          <text:p text:style-name="P72">Il clique sur la notice correspondant au livre qu’il veut consulter. </text:p>
        </text:list-item>
        <text:list-item>
          <text:p text:style-name="P73">Le système valide qu’il existe un exemplaire disponible <text:span text:style-name="T89">ou consultable sur place</text:span> au sein de la localisation du lecteur.</text:p>
        </text:list-item>
        <text:list-item>
          <text:p text:style-name="P72"><text:span text:style-name="T57">U</text:span>n bouton « Localiser » s’affiche sur la page. Le lecteur clique sur ce bouton. </text:p>
        </text:list-item>
        <text:list-item>
          <text:p text:style-name="P72">Une fenêtre modale<text:span text:style-name="T55"> contenant le plan apparaît, avec en surbrillance le demi-rayon où se trouve l’exemplaire.</text:span></text:p>
        </text:list-item>
      </text:list>
      <text:p text:style-name="P40"/>
      <text:p text:style-name="P52">Scénarios alternatifs :</text:p>
      <text:p text:style-name="P52"/>
      <text:p text:style-name="P56">3.a.<text:span text:style-name="T89">1</text:span> Aucun exemplaire ne <text:span text:style-name="T89">correspond</text:span></text:p>
      <text:p text:style-name="P57">3.a.2 Le bouton localiser ne s’affiche pas, il faudra attendre le retour en disponibilité d<text:span text:style-name="T90">e l’exemplaire.</text:span></text:p>
      <text:p text:style-name="P57"/>
      <text:p text:style-name="P59">Fin du scénario :</text:p>
      <text:p text:style-name="P59"/>
      <text:p text:style-name="P38"/>
      <text:p text:style-name="P41">2 – <text:span text:style-name="T73">OPAC : Lecteur non connecté</text:span> <text:span text:style-name="T3">/</text:span> Bib<text:span text:style-name="T71">liothèque</text:span> avec <text:span text:style-name="T56">quelques sections plus générales correspondant à plusieurs rayonnages </text:span><text:span text:style-name="T3">/</text:span> <text:span text:style-name="T59">Tranches de cotes non précisées </text:span><text:span text:style-name="T7">/</text:span><text:span text:style-name="T61"> </text:span><text:span text:style-name="T59">Au moins 1 exemplaire disponible </text:span><text:span text:style-name="T6">/</text:span></text:p>
      <text:p text:style-name="P5"/>
      <text:p text:style-name="P45">Résumé : <text:span text:style-name="T58">Un lecteur de passage souhaite consulter un livre dans une bibliothèque, pour cela il utilise un des postes disponibles pour afficher le portail de la bibliothèque.</text:span></text:p>
      <text:p text:style-name="P43"/>
      <text:p text:style-name="P43">Scénario nominal :</text:p>
      <text:list xml:id="list1377721228" text:style-name="L2">
        <text:list-item>
          <text:p text:style-name="P74">.</text:p>
        </text:list-item>
        <text:list-item>
          <text:p text:style-name="P74">Il se rend dans la bibliothèque et utilise un poste qui affiche le portail de la bibliothèque.</text:p>
        </text:list-item>
        <text:list-item>
          <text:p text:style-name="P74">Il effectue sa recherche et sélectionne la notice du livre qu’il recherche.</text:p>
        </text:list-item>
        <text:list-item>
          <text:p text:style-name="P74">Un bouton « Localiser » s’affiche sur la page. Le lecteur clique sur ce bouton.</text:p>
        </text:list-item>
        <text:list-item>
          <text:p text:style-name="P74"><text:soft-page-break/>Une fenêtre modale <text:span text:style-name="T59">contenant le plan </text:span>apparaît, <text:span text:style-name="T59">avec en surbrillance les rayonnages associés à la section à laquelle appartient l’exemplaire.</text:span></text:p>
        </text:list-item>
      </text:list>
      <text:p text:style-name="P42"/>
      <text:p text:style-name="P44">Scénarios alternatifs :</text:p>
      <text:p text:style-name="P75">4.a <text:s/></text:p>
      <text:p text:style-name="P41"/>
      <text:p text:style-name="P49">3 – <text:span text:style-name="T74">GESTION : Plan conforme </text:span><text:span text:style-name="T8">/</text:span><text:span text:style-name="T74"> Répertoire d’upload bien configuré </text:span><text:span text:style-name="T8">/</text:span><text:span text:style-name="T74"> Conf serveur ok </text:span><text:span text:style-name="T8">/</text:span></text:p>
      <text:p text:style-name="P55">Résumé : <text:span text:style-name="T74">Le bibliothécaire vient de recevoir un/des plan(s) au format SVG de son graphiste.</text:span></text:p>
      <text:p text:style-name="P49"/>
      <text:p text:style-name="P53">Scénario nominal :</text:p>
      <text:list xml:id="list4190735799" text:style-name="L3">
        <text:list-header>
          <text:p text:style-name="P78"/>
        </text:list-header>
        <text:list-item>
          <text:p text:style-name="P79"><text:span text:style-name="T76">Il clique sur l’onglet </text:span><text:span text:style-name="T77">A</text:span><text:span text:style-name="T78">dministration</text:span><text:span text:style-name="T76"> puis sur l’élément </text:span><text:span text:style-name="T77">Exemplaires</text:span><text:span text:style-name="T76"> et enfin sur l’onglet Plan. </text:span></text:p>
        </text:list-item>
        <text:list-item>
          <text:p text:style-name="P80">Le système valide que l’utilisateur dispose des permissions nécessaires.</text:p>
        </text:list-item>
        <text:list-item>
          <text:p text:style-name="P79"><text:span text:style-name="T76">I</text:span>l upload <text:span text:style-name="T76">ensuite </text:span>son plan <text:span text:style-name="T75">grâce au champ prévu à cet effet.</text:span></text:p>
        </text:list-item>
        <text:list-item>
          <text:p text:style-name="P81">La page se rafraîchit pour proposer une interface d’association de formes du plan avec des zones existantes dans PMB. <text:span text:style-name="T80">→ Réfléchir à cette interface : proposer qqch le 1</text:span><text:span text:style-name="T81">er</text:span><text:span text:style-name="T80"> février</text:span></text:p>
        </text:list-item>
        <text:list-item>
          <text:p text:style-name="P82">Il créé les espaces/groupes <text:span text:style-name="T84">de rayonnages </text:span>nécessaires sur le plan par rapport à l’organisation physique <text:span text:style-name="T86">réelle </text:span>de sa bibliothèque. <text:span text:style-name="T91">→ </text:span></text:p>
        </text:list-item>
        <text:list-item>
          <text:p text:style-name="P83">Il associe les formes/<text:span text:style-name="T85">espaces</text:span> du plan <text:span text:style-name="T85">aux sections et tranches de cotes correspondantes.</text:span></text:p>
        </text:list-item>
        <text:list-item>
          <text:p text:style-name="P83"><text:span text:style-name="T85">L’association est faite, le bibliothécaire peut retourner vaquer à ses occupations.</text:span> </text:p>
        </text:list-item>
      </text:list>
      <text:p text:style-name="P51"/>
      <text:p text:style-name="P53">Scénarios alternatifs :</text:p>
      <text:p text:style-name="P58">2.a. <text:span text:style-name="T93">L’utilisateur ne dispose pas de toutes les permissions.</text:span></text:p>
      <text:p text:style-name="P58"><text:tab/><text:span text:style-name="T92">Passage en 6.</text:span></text:p>
      <text:p text:style-name="P58"/>
      <text:p text:style-name="P58"/>
      <text:p text:style-name="P58"/>
      <text:p text:style-name="P58"/>
      <text:p text:style-name="P58"/>
      <text:p text:style-name="P58"><text:line-break/></text:p>
      <text:p text:style-name="P60"><text:bookmark text:name="r-2111875"/><text:bookmark text:name="r-2111857"/><text:bookmark text:name="r-2111876"/></text:p>
      <table:table table:name="Tableau1" table:style-name="Tableau1">
        <table:table-column table:style-name="Tableau1.A"/>
        <table:table-row table:style-name="Tableau1.1">
          <table:table-cell table:style-name="Tableau1.A1" office:value-type="string">
            <text:p text:style-name="P62"><text:bookmark text:name="r-2111853"/><text:bookmark text:name="r-2111856"/><text:span text:style-name="Strong_20_Emphasis"><text:span text:style-name="T2">Cas n° </text:span></text:span><text:span text:style-name="Strong_20_Emphasis"><text:span text:style-name="T11">1</text:span></text:span><text:span text:style-name="Strong_20_Emphasis"><text:span text:style-name="T2"> </text:span></text:span><text:span text:style-name="Strong_20_Emphasis"><text:span text:style-name="T10">- </text:span></text:span><text:span text:style-name="T95">Localiser un exemplaire</text:span></text:p>
            <text:p text:style-name="P63"><text:bookmark text:name="r-2111855"/><text:span text:style-name="Strong_20_Emphasis"><text:span text:style-name="T2">Acteur(s) :</text:span></text:span> <text:span text:style-name="T94">Lecteur</text:span><text:line-break/><text:span text:style-name="Strong_20_Emphasis"><text:span text:style-name="T2">Description :</text:span></text:span> <text:span text:style-name="T96">La localisation d’un exemplaire doit pouvoir être utilisée par un lecteur membre de la médiathèque autant que par un lecteur non connecté.</text:span><text:bookmark text:name="r-2130207"/><text:span text:style-name="T96"><text:line-break/></text:span><text:span text:style-name="Strong_20_Emphasis"><text:span text:style-name="T2">Pré-conditions :</text:span></text:span> <text:span text:style-name="T96">Le plan a déjà été configuré en gestion et les associations entre zones ont été effectuées. Une localisation par défaut est paramétrée.</text:span><text:line-break/><text:span text:style-name="Strong_20_Emphasis"><text:span text:style-name="T2">Démarrage :</text:span></text:span> <text:span text:style-name="T95">L’utilisateur arrive sur la page de la notice correspondant au document qu’il cherche.</text:span></text:p>
            <text:p text:style-name="P65"/>
          </table:table-cell>
        </table:table-row>
        <table:table-row table:style-name="Tableau1.2">
          <table:table-cell table:style-name="Tableau1.A1" office:value-type="string">
            <text:p text:style-name="P62"><text:bookmark text:name="r-2111859"/><text:span text:style-name="Strong_20_Emphasis"><text:span text:style-name="T2">Le scénario nominal</text:span></text:span></text:p>
            <text:p text:style-name="P66"><text:bookmark text:name="r-2111860"/>1. <text:span text:style-name="Strong_20_Emphasis"><text:span text:style-name="T2">Le système </text:span></text:span>vérifie <text:span text:style-name="T97">si</text:span> <text:span text:style-name="T97">l</text:span>’utilisateur <text:span text:style-name="T97">est </text:span>connecté.<text:line-break/>2. Si l’utilisateur est <text:span text:style-name="T97">connecté</text:span>, <text:span text:style-name="Strong_20_Emphasis"><text:span text:style-name="T2">le système </text:span></text:span><text:span text:style-name="T97">cherche la présence d’un exemplaire dans la localisation définie par l’utilisateur. </text:span><text:line-break/>3.<text:span text:style-name="Strong_20_Emphasis"><text:span text:style-name="T2"> </text:span></text:span><text:span text:style-name="Strong_20_Emphasis"><text:span text:style-name="T62">Si un exemplaire de statut disponible ou consultable sur place se trouve dans la localisation, le bouton « localiser » est visible. Sinon arrêt du cas d’utilisation (ou proposer </text:span></text:span><text:span text:style-name="Strong_20_Emphasis"><text:span text:style-name="T63">la recherche</text:span></text:span><text:span text:style-name="Strong_20_Emphasis"><text:span text:style-name="T62"> dans une autre localisation? </text:span></text:span><text:span text:style-name="Strong_20_Emphasis"><text:span text:style-name="T64">+ Comment gérer cas comme CDL ou une localisation = un étage</text:span></text:span><text:span text:style-name="Strong_20_Emphasis"><text:span text:style-name="T62">). </text:span></text:span><text:line-break/>4. <text:span text:style-name="T98">L’utilisateur clique sur le bouton « localiser »</text:span></text:p>
            <text:p text:style-name="P92">5. Une fenêtre modale s’ouvre avec le plan à l’intérieur et les zones correspondantes en surbrillance.</text:p>
            <text:p text:style-name="P66"><text:bookmark text:name="r-2111865"/><text:bookmark text:name="r-2111866"/></text:p>
          </table:table-cell>
        </table:table-row>
        <table:table-row table:style-name="Tableau1.1">
          <table:table-cell table:style-name="Tableau1.A1" office:value-type="string">
            <text:p text:style-name="P62"><text:bookmark text:name="r-2111863"/><text:span text:style-name="Strong_20_Emphasis"><text:span text:style-name="T2">Les scénarios </text:span></text:span><text:span text:style-name="Strong_20_Emphasis"><text:span text:style-name="T9">alternatifs</text:span></text:span></text:p>
            <text:p text:style-name="P67"><text:bookmark text:name="r-2111864"/>2.a <text:span text:style-name="T99">La recherche est effectuée dans la localisation par défaut.</text:span><text:line-break/><text:span text:style-name="T100">Passage à l’étape 3.</text:span></text:p>
            <text:p text:style-name="P93">3.a Arrêt du cas d’utilisation, le bouton « localiser » n’étant pas visible.</text:p>
            <text:p text:style-name="P68"><text:bookmark text:name="r-2111867"/><text:bookmark text:name="r-2111868"/></text:p>
          </table:table-cell>
        </table:table-row>
        <table:table-row table:style-name="Tableau1.2">
          <table:table-cell table:style-name="Tableau1.A1" office:value-type="string">
            <text:p text:style-name="P62"><text:bookmark text:name="r-2111893"/><text:span text:style-name="Strong_20_Emphasis"><text:span text:style-name="T2">Fin :</text:span></text:span></text:p>
            <text:list xml:id="list3855751926" text:style-name="L4">
              <text:list-item>
                <text:p text:style-name="P95"><text:bookmark text:name="r-2111894"/><text:bookmark text:name="r-2111895"/><text:bookmark text:name="r-2111898"/>Scénario nominal : <text:bookmark text:name="r-2111869"/><text:bookmark text:name="r-2111870"/><text:span text:style-name="T101">Le plan est affiché à l’écran et les zones correspondantes sont mises en surbrillance</text:span></text:p>
              </text:list-item>
            </text:list>
          </table:table-cell>
        </table:table-row>
        <table:table-row table:style-name="Tableau1.2">
          <table:table-cell table:style-name="Tableau1.A1" office:value-type="string">
            <text:p text:style-name="P62"><text:bookmark text:name="r-2111909"/><text:span text:style-name="Strong_20_Emphasis"><text:span text:style-name="T12">( </text:span></text:span><text:span text:style-name="Strong_20_Emphasis"><text:span text:style-name="T2">Ergonomie </text:span></text:span><text:span text:style-name="Strong_20_Emphasis"><text:span text:style-name="T12">)</text:span></text:span></text:p>
            <text:p text:style-name="P70"><text:bookmark text:name="r-2111873"/><text:bookmark text:name="r-2111874"/>L’affichage du plan doit se faire dans une fenêtre modale.</text:p>
          </table:table-cell>
        </table:table-row>
      </table:table>
      <text:p text:style-name="P58"><text:line-break/></text:p>
      <text:p text:style-name="P61"/>
      <table:table table:name="Tableau2" table:style-name="Tableau2">
        <table:table-column table:style-name="Tableau2.A"/>
        <table:table-row table:style-name="Tableau2.1">
          <table:table-cell table:style-name="Tableau2.A1" office:value-type="string">
            <text:p text:style-name="P64"><text:span text:style-name="Strong_20_Emphasis"><text:span text:style-name="T2">Cas n° </text:span></text:span><text:span text:style-name="Strong_20_Emphasis"><text:span text:style-name="T13">2</text:span></text:span><text:span text:style-name="Strong_20_Emphasis"><text:span text:style-name="T2"> </text:span></text:span><text:span text:style-name="Strong_20_Emphasis"><text:span text:style-name="T10">- </text:span></text:span><text:span text:style-name="T95">Association des zones du plan avec les sections/localisations/tranches de cote dans PMB</text:span></text:p>
            <text:p text:style-name="P97"><text:bookmark text:name="r-21118551"/><text:span text:style-name="Strong_20_Emphasis"><text:span text:style-name="T2">Acteur(s) :</text:span></text:span> <text:span text:style-name="T102">Bibliothécaire</text:span><text:line-break/><text:span text:style-name="Strong_20_Emphasis"><text:span text:style-name="T2">Description :</text:span></text:span> <text:bookmark text:name="r-21302071"/><text:span text:style-name="T103">Le bibliothécaire doit pouvoir associer les sections/tranches de cote/localisations de son PMB avec ses différents rayonnages, <text:line-break/></text:span><text:span text:style-name="Strong_20_Emphasis"><text:span text:style-name="T2">Pré-conditions :</text:span></text:span> <text:span text:style-name="T103">Le plan est réalisé et a été uploadé. Le bibliothécaire est connecté à son compte côté gestion.</text:span><text:line-break/><text:span text:style-name="Strong_20_Emphasis"><text:span text:style-name="T2">Démarrage :</text:span></text:span> <text:line-break/><text:span text:style-name="T106">- L’utilisateur vient d’uploader le plan. La page se rafraîchit et affiche l’interface d’association.<text:line-break/>- L’utilisateur a cliqué sur le bouton « associer des zones » ?</text:span></text:p>
          </table:table-cell>
        </table:table-row>
        <table:table-row table:style-name="Tableau2.2">
          <table:table-cell table:style-name="Tableau2.A1" office:value-type="string">
            <text:p text:style-name="P98"><text:span text:style-name="Strong_20_Emphasis"><text:span text:style-name="T2">Le scénario nominal</text:span></text:span><text:line-break/><text:span text:style-name="T104">1</text:span>. <text:span text:style-name="T105">L’utilisateur sélectionne une forme sur le plan.</text:span><text:line-break/><text:span text:style-name="T104">2</text:span>.<text:span text:style-name="Strong_20_Emphasis"><text:span text:style-name="T62"> </text:span></text:span><text:span text:style-name="Strong_20_Emphasis"><text:span text:style-name="T65">Un formulaire apparaît, lui permettant soit d’associer, soit de créer un groupe de formes pour l’associer par la suite.</text:span></text:span><text:span text:style-name="Strong_20_Emphasis"><text:span text:style-name="T66"><text:line-break/>3. Lorsque le groupe de formes est terminé, ou si la forme est seule à être associée, une fenêtre modale s’ouvre avec un nouveau formulaire.</text:span></text:span><text:line-break/><text:span text:style-name="T104">4. Ce formulaire dispose d’un sélecteur « type » qui permettra de sélectionner le type. Par défaut, il prend la valeur renseignée dans l’attribut type de la balise, s’il n’est pas vide.<text:line-break/>5. Un sélecteur est présent sous le premier, dépendant du type. Celui-ci affichera toutes les occurrences de chaque type (limitées aux descendantes du parent s’il y en a un).</text:span><text:bookmark text:name="r-21118651"/><text:bookmark text:name="r-21118661"/></text:p>
          </table:table-cell>
        </table:table-row>
        <table:table-row table:style-name="Tableau2.1">
          <table:table-cell table:style-name="Tableau2.A1" office:value-type="string">
            <text:p text:style-name="P64"><text:span text:style-name="Strong_20_Emphasis"><text:span text:style-name="T2">Les scénarios </text:span></text:span><text:span text:style-name="Strong_20_Emphasis"><text:span text:style-name="T9">alternatifs</text:span></text:span></text:p>
            <text:p text:style-name="P69"><text:bookmark text:name="r-21118641"/>2.a <text:span text:style-name="T99">La recherche est effectuée dans la localisation par défaut.</text:span><text:line-break/><text:span text:style-name="T100">Passage à l’étape 3.</text:span></text:p>
            <text:p text:style-name="P94">3.a Arrêt du cas d’utilisation, le bouton « localiser » n’étant pas visible.</text:p>
            <text:p text:style-name="P69"><text:bookmark text:name="r-21118681"/><text:bookmark text:name="r-21118671"/></text:p>
          </table:table-cell>
        </table:table-row>
        <table:table-row table:style-name="Tableau2.2">
          <table:table-cell table:style-name="Tableau2.A1" office:value-type="string">
            <text:p text:style-name="P64"><text:span text:style-name="Strong_20_Emphasis"><text:span text:style-name="T2">Fin :</text:span></text:span></text:p>
            <text:list xml:id="list130008652093435" text:continue-numbering="true" text:style-name="L4">
              <text:list-item>
                <text:p text:style-name="P96"><text:bookmark text:name="r-21118981"/><text:bookmark text:name="r-21118941"/><text:bookmark text:name="r-21118951"/>Scénario nominal : <text:bookmark text:name="r-21118691"/><text:bookmark text:name="r-21118701"/><text:span text:style-name="T101">Le plan est affiché à l’écran et les zones correspondantes sont mises en surbrillance</text:span></text:p>
              </text:list-item>
            </text:list>
          </table:table-cell>
        </table:table-row>
      </table:table>
      <text:p text:style-name="P84"/>
      <text:p text:style-name="P91">Nous allons utiliser la méthode du <text:span text:style-name="T3">QQOQCP</text:span> afin de bien cerner le problème auquel nous allons répondre. Cela permet de détailler le problème à l’ensemble de l’équipe afin que tout le monde soit bien en phase <text:span text:style-name="T107">pour la réunion de conception et cela limite ainsi les incompréhensions et les frustrations</text:span>.</text:p>
      <text:p text:style-name="P76"/>
      <text:p text:style-name="P85">Quoi</text:p>
      <text:p text:style-name="P77">Les lecteurs ont du mal à retrouver les exemplaires qu’ils recherchent. Ils perdent du temps et en font perdre aux bibliothécaires parfois si vraiment ils ne trouvent pas ce qu’ils recherchent.<text:line-break/>Les informations données dans PMB, combinées à la signalétique de la bibliothèque ne suffisent pas toujours à retrouver un exemplaire.</text:p>
      <text:p text:style-name="P84"/>
      <text:p text:style-name="P85">Qui</text:p>
      <text:p text:style-name="P85"><text:span text:style-name="T60">- Les lecteurs</text:span></text:p>
      <text:p text:style-name="P85"><text:span text:style-name="T60">- Le personnel de la bibliothèque</text:span></text:p>
      <text:p text:style-name="P85"><text:span text:style-name="T60"/></text:p>
      <text:p text:style-name="P85">Où</text:p>
      <text:p text:style-name="P85"><text:span text:style-name="T60">Le problème a des conséquences au sein de la bibliothèque, mais aussi en dehors. Un lecteur qui verrait exactement où se situe l’objet de sa recherche serait plus enclin à se déplacer pour le consulter, alors qu’il pourrait décider de rester chez lui s’il ne visualise pas bien où le trouver.</text:span></text:p>
      <text:p text:style-name="P85"><text:span text:style-name="T60">Secteurs : Documentation / Bibliothèque</text:span></text:p>
      <text:p text:style-name="P85"><text:span text:style-name="T60"/></text:p>
      <text:p text:style-name="P85">Quand</text:p>
      <text:p text:style-name="P85"><text:span text:style-name="T60">- Suite à une recherche dans PMB</text:span></text:p>
      <text:p text:style-name="P85"><text:span text:style-name="T60">- Avant d’entrer dans la bibliothèque</text:span></text:p>
      <text:p text:style-name="P85"><text:span text:style-name="T60">Le problème existe depuis toujours, dès l’instant que le bibliothèque est assez grande.</text:span></text:p>
      <text:p text:style-name="P85"><text:span text:style-name="T60"/></text:p>
      <text:p text:style-name="P85">Comment</text:p>
      <text:p text:style-name="P85"><text:span text:style-name="T60">Le problème se révèle en voyant les lecteurs déambuler au sein de la bibliothèque sans trouver ce qu’ils souhaitent. D’autres indicateurs un appel fréquent aux bibliothécaires et une baisse de la fréquentation des bibliothèques.</text:span></text:p>
      <text:p text:style-name="P85"><text:span text:style-name="T60"/></text:p>
      <text:p text:style-name="P86">Combien</text:p>
      <text:p text:style-name="P86"><text:span text:style-name="T60">Budget ?</text:span></text:p>
      <text:p text:style-name="P86"><text:span text:style-name="T60">Temps ?</text:span></text:p>
      <text:p text:style-name="P86"><text:span text:style-name="T60">2 défauts identifiés : </text:span></text:p>
      <text:p text:style-name="P86"><text:span text:style-name="T60">- Pas de visualisation côté PMB</text:span></text:p>
      <text:p text:style-name="P86"><text:span text:style-name="T60">- Signalétique de la Bibliothèque</text:span></text:p>
      <text:p text:style-name="P86"><text:span text:style-name="T60"/></text:p>
      <text:p text:style-name="P87">Pourquoi</text:p>
      <text:p text:style-name="P87"><text:span text:style-name="T60">- Augmenter la fréquentation</text:span></text:p>
      <text:p text:style-name="P87"><text:span text:style-name="T60">- Diminuer temps passé à chercher</text:span></text:p>
      <text:p text:style-name="P87"><text:span text:style-name="T60">- Diminuer le nombre d’appels au personnel de la bibliothèque</text:span></text:p>
      <text:p text:style-name="P87"><text:span text:style-name="T60">- Gagner du temps aux lecteurs comme aux bibliothécaires</text:span></text:p>
      <text:p text:style-name="P90"><text:span text:style-name="T60">Une </text:span>localisation<text:span text:style-name="T60"> représente une bibliothèque au sein d’un réseau de bibliothèques. Plus rarement, elle peut aussi représenter un étage d’une bibliothèque sur plusieurs étages.</text:span></text:p>
      <text:p text:style-name="P88"><text:span text:style-name="T60"/></text:p>
      <text:p text:style-name="P88"><text:span text:style-name="T60">Une </text:span>section<text:span text:style-name="T60"> </text:span><text:span text:style-name="T67">correspond à un genre (BD, Roman, Documentaires, Documentaires jeunesse). </text:span><text:span text:style-name="T68">Elle</text:span><text:span text:style-name="T60"> n’</text:span><text:span text:style-name="T68">a </text:span><text:span text:style-name="T60">pas </text:span><text:span text:style-name="T68">à</text:span><text:span text:style-name="T60"> occuper un espace « réglementaire », sa taille n’est pas normalisée. </text:span><text:span text:style-name="T67">La précision des sections reste à la discrétion des bibliothécaires/documentalistes.</text:span><text:span text:style-name="T60"> Pour les genres les plus populaires </text:span><text:span text:style-name="T67">et généralistes</text:span><text:span text:style-name="T60">, elle peut occuper plusieurs rayonnages alors que pour les sections les moins fournies, elles peuvent être plusieurs à se partager un même rayonnage. Ex : à Château du Loir, les documentaires occupent 6 rayonnages alors que la poésie et le théâtre se partagent un seul et même rayonnage.</text:span></text:p>
      <text:p text:style-name="P88"><text:span text:style-name="T60"/></text:p>
      <text:p text:style-name="P89"><text:span text:style-name="T60">D’après le Dictionnaire encyclopédique du livre, la </text:span>cote<text:span text:style-name="T60"> est une « suite de signes (lettres, chiffres, symboles) qui indique la localisation précise d’un document dans une bibliothèque, sa place en rayon, et qui permet de l’y mettre ou de l’y trouver aisément ». On peut donc estimer qu’un rayonnage contiendra des exemplaires dont la cote est comprise entre deux valeurs (une dite basse et une dite haute</text:span><text:span text:style-name="T69">)</text:span><text:span text:style-name="T60">. </text:span><text:span text:style-name="T70">Cela sera utile dans le cas de sections contenant plusieurs rayonn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Karla" svg:font-family="Karla,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1-29T13:00:08.409935367</dc:date>
    <meta:editing-duration>PT15H23S</meta:editing-duration>
    <meta:editing-cycles>183</meta:editing-cycles>
    <meta:generator>LibreOffice/5.3.7.2.0$Linux_X86_64 LibreOffice_project/30$Build-2</meta:generator>
    <meta:document-statistic meta:table-count="2" meta:image-count="0" meta:object-count="0" meta:page-count="8" meta:paragraph-count="164" meta:word-count="2463" meta:character-count="14983" meta:non-whitespace-character-count="12662"/>
  </office:meta>
</office:document-meta>
</file>